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BF5649DB06F5DFB8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5c47"/>
    </style:style>
    <style:style style:name="P2" style:family="paragraph" style:parent-style-name="Standard">
      <style:paragraph-properties fo:text-align="start" style:justify-single-word="false"/>
      <style:text-properties officeooo:paragraph-rsid="001d5c47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d5c47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d5c47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d5c47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d5c47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d5c47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d5c47"/>
    </style:style>
    <style:style style:name="P10" style:family="paragraph" style:parent-style-name="Table_20_Contents">
      <style:paragraph-properties fo:text-align="center" style:justify-single-word="false"/>
      <style:text-properties officeooo:paragraph-rsid="001d5c47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d5c47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d5c47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d5c4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d5c47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d5c47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3" style:data-style-name="N0">8.03</text:variable-set>: <text:span text:style-name="T2">Arc Length</text:span></text:p>
      <text:list xml:id="list2826328101916450181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204020435234187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204021064315710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204020988684322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204020585186208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204019548909299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204019087565295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204019786677586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204020168749661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204020100681307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204020429003817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204019672998901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204020373402711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204020067759798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204020969738460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021126972896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4019911654233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04019193514030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04019164107449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236in" svg:y="-0.4299in" svg:width="0.75in" svg:height="0.8in" draw:z-index="7"><draw:image xlink:href="Pictures/10000201000000EF000001007BF3385F3103A937.png" xlink:type="simple" xlink:show="embed" xlink:actuate="onLoad"/></draw:frame> <text:s text:c="20"/>Name:<text:tab/><text:tab/><text:date style:data-style-name="N37" text:date-value="2016-08-29T20:40:19.03472486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2001846</meta:creation-date>
    <meta:editing-duration>PT8M1S</meta:editing-duration>
    <meta:editing-cycles>3</meta:editing-cycles>
    <meta:generator>LibreOffice/5.0.6.2$Linux_X86_64 LibreOffice_project/00$Build-2</meta:generator>
    <dc:date>2016-08-29T20:40:18.998176435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